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1a8" officeooo:paragraph-rsid="000971a8"/>
    </style:style>
    <style:style style:name="T1" style:family="text">
      <style:text-properties officeooo:rsid="000a5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S </text:span>Release:</text:p>
      <text:p text:style-name="P1"/>
      <text:p text:style-name="P1">- take backup from the exi<text:span text:style-name="T1">s</text:span>ting tomcat i.e. <text:span text:style-name="T1">MS</text:span>.war</text:p>
      <text:p text:style-name="P1">- move existing .war to ephimeral</text:p>
      <text:p text:style-name="P1">- stop the tomcat</text:p>
      <text:p text:style-name="P1">- copy the .war from qc to prod /tmp</text:p>
      <text:p text:style-name="P1">scp ROOT.war <text:a xlink:type="simple" xlink:href="mailto:sdshakya@hostname">sdshakya@hostname</text:a>.</text:p>
      <text:p text:style-name="P1">- move the war from /tmp to webapps</text:p>
      <text:p text:style-name="P1">- start the tom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7T13:56:16.971255585</meta:creation-date>
    <dc:date>2015-08-27T13:59:04.972850157</dc:date>
    <dc:creator>Sajan Shakya</dc:creator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45" meta:character-count="232" meta:non-whitespace-character-count="195"/>
  </office:meta>
</office:document-meta>
</file>